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://sedp.preprod-wsb.com/html/Contact.php" text:style-name="Internet_20_link" text:visited-style-name="Visited_20_Internet_20_Link">http://sedp.preprod-wsb.com/html/Contact.php</text:a></text:p>
      <text:p text:style-name="Standard"/>
      <text:p text:style-name="Standard"><text:a xlink:type="simple" xlink:href="http://sedp.preprod-wsb.com/html/FicheActualite.php" text:style-name="Internet_20_link" text:visited-style-name="Visited_20_Internet_20_Link">http://sedp.preprod-wsb.com/html/FicheActualite.php</text:a></text:p>
      <text:p text:style-name="Standard"/>
      <text:p text:style-name="Standard"><text:a xlink:type="simple" xlink:href="http://sedp.preprod-wsb.com/html/FicheEdito.php" text:style-name="Internet_20_link" text:visited-style-name="Visited_20_Internet_20_Link">http://sedp.preprod-wsb.com/html/FicheEdito.php</text:a></text:p>
      <text:p text:style-name="Standard"/>
      <text:p text:style-name="Standard"><text:a xlink:type="simple" xlink:href="http://sedp.preprod-wsb.com/html/FicheMetier.php" text:style-name="Internet_20_link" text:visited-style-name="Visited_20_Internet_20_Link">http://sedp.preprod-wsb.com/html/FicheMetier.php</text:a></text:p>
      <text:p text:style-name="Standard"/>
      <text:p text:style-name="Standard"><text:a xlink:type="simple" xlink:href="http://sedp.preprod-wsb.com/html/FicheProjet.php" text:style-name="Internet_20_link" text:visited-style-name="Visited_20_Internet_20_Link">http://sedp.preprod-wsb.com/html/FicheProjet.php</text:a></text:p>
      <text:p text:style-name="Standard"/>
      <text:p text:style-name="Standard"><text:a xlink:type="simple" xlink:href="http://sedp.preprod-wsb.com/html/FichePublication.php" text:style-name="Internet_20_link" text:visited-style-name="Visited_20_Internet_20_Link">http://sedp.preprod-wsb.com/html/FichePublication.php</text:a></text:p>
      <text:p text:style-name="Standard"/>
      <text:p text:style-name="Standard"><text:a xlink:type="simple" xlink:href="http://sedp.preprod-wsb.com/html/FicheRecrutement.php" text:style-name="Internet_20_link" text:visited-style-name="Visited_20_Internet_20_Link">http://sedp.preprod-wsb.com/html/FicheRecrutement.php</text:a></text:p>
      <text:p text:style-name="Standard"/>
      <text:p text:style-name="Standard"><text:a xlink:type="simple" xlink:href="http://sedp.preprod-wsb.com/html/index.php" text:style-name="Internet_20_link" text:visited-style-name="Visited_20_Internet_20_Link">http://sedp.preprod-wsb.com/html/index.php</text:a> *mobile</text:p>
      <text:p text:style-name="Standard"/>
      <text:p text:style-name="Standard"><text:a xlink:type="simple" xlink:href="http://sedp.preprod-wsb.com/html/Postuler.php" text:style-name="Internet_20_link" text:visited-style-name="Visited_20_Internet_20_Link">http://sedp.preprod-wsb.com/html/Postuler.php</text:a> </text:p>
      <text:p text:style-name="Standard"/>
      <text:p text:style-name="Standard"><text:a xlink:type="simple" xlink:href="http://sedp.preprod-wsb.com/html/SasArticles.php" text:style-name="Internet_20_link" text:visited-style-name="Visited_20_Internet_20_Link">http://sedp.preprod-wsb.com/html/SasArticles.php</text:a></text:p>
      <text:p text:style-name="Standard"/>
      <text:p text:style-name="Standard"><text:a xlink:type="simple" xlink:href="http://sedp.preprod-wsb.com/html/SasCompetence.php" text:style-name="Internet_20_link" text:visited-style-name="Visited_20_Internet_20_Link">http://sedp.preprod-wsb.com/html/SasCompetence.php</text:a></text:p>
      <text:p text:style-name="Standard"/>
      <text:p text:style-name="Standard"><text:a xlink:type="simple" xlink:href="http://sedp.preprod-wsb.com/html/SasCompetenceV2.php" text:style-name="Internet_20_link" text:visited-style-name="Visited_20_Internet_20_Link">http://sedp.preprod-wsb.com/html/SasCompetenceV2.php</text:a></text:p>
      <text:p text:style-name="Standard"/>
      <text:p text:style-name="Standard"><text:a xlink:type="simple" xlink:href="http://sedp.preprod-wsb.com/html/SasProjets.php" text:style-name="Internet_20_link" text:visited-style-name="Visited_20_Internet_20_Link">http://sedp.preprod-wsb.com/html/SasProjets.php</text:a></text:p>
      <text:p text:style-name="Standard"/>
      <text:p text:style-name="Standard"><text:a xlink:type="simple" xlink:href="http://sedp.preprod-wsb.com/html/SasPublications.php" text:style-name="Internet_20_link" text:visited-style-name="Visited_20_Internet_20_Link">http://sedp.preprod-wsb.com/html/SasPublications.php</text:a></text:p>
      <text:p text:style-name="Standard"/>
      <text:p text:style-name="Standard"><text:a xlink:type="simple" xlink:href="http://sedp.preprod-wsb.com/html/SasRecrutement.php" text:style-name="Internet_20_link" text:visited-style-name="Visited_20_Internet_20_Link">http://sedp.preprod-wsb.com/html/SasRecrutement.php</text:a></text:p>
      <text:p text:style-name="Standard"/>
      <text:p text:style-name="Standard"><text:a xlink:type="simple" xlink:href="http://sedp.preprod-wsb.com/html/Arbo.php" text:style-name="Internet_20_link" text:visited-style-name="Visited_20_Internet_20_Link">http://sedp.preprod-wsb.com/html/Arbo.php</text:a></text:p>
      <text:p text:style-name="Standard"/>
      <text:p text:style-name="Standard"><text:a xlink:type="simple" xlink:href="http://sedp.preprod-wsb.com/html/Metiers.php" text:style-name="Internet_20_link" text:visited-style-name="Visited_20_Internet_20_Link">http://sedp.preprod-wsb.com/html/Metiers.php</text:a></text:p>
      <text:p text:style-name="Standard"/>
      <text:p text:style-name="Standard"><text:a xlink:type="simple" xlink:href="http://sedp.preprod-wsb.com/html/Partenaire.php" text:style-name="Internet_20_link" text:visited-style-name="Visited_20_Internet_20_Link">http://sedp.preprod-wsb.com/html/Partenaire.php</text:a></text:p>
      <text:p text:style-name="Standard"/>
      <text:p text:style-name="Standard"><text:a xlink:type="simple" xlink:href="http://sedp.preprod-wsb.com/html/404.php" text:style-name="Internet_20_link" text:visited-style-name="Visited_20_Internet_20_Link">http://sedp.preprod-wsb.com/html/404.php</text:a></text:p>
      <text:p text:style-name="Standard"/>
      <text:p text:style-name="Standard"><text:a xlink:type="simple" xlink:href="http://sedp.preprod-wsb.com/html/Resultats_recherches.php" text:style-name="Internet_20_link" text:visited-style-name="Visited_20_Internet_20_Link">http://sedp.preprod-wsb.com/html/Resultats_recherches.ph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M41S</meta:editing-duration>
    <meta:editing-cycles>17</meta:editing-cycles>
    <meta:generator>OpenOffice/4.1.2$Win32 OpenOffice.org_project/412m3$Build-9782</meta:generator>
    <dc:date>2016-07-15T10:33:48.26</dc:date>
    <meta:document-statistic meta:table-count="0" meta:image-count="0" meta:object-count="0" meta:page-count="1" meta:paragraph-count="20" meta:word-count="21" meta:character-count="969"/>
    <meta:user-defined meta:name="Info 1"/>
    <meta:user-defined meta:name="Info 2"/>
    <meta:user-defined meta:name="Info 3"/>
    <meta:user-defined meta:name="Info 4"/>
  </office:meta>
</office:document-meta>
</file>